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9cm"/>
    </style:style>
    <style:style style:name="Tabela1.C" style:family="table-column">
      <style:table-column-properties style:column-width="6.923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paragraph-rsid="0012c470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4905ce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weight-asian="bold" style:font-name-complex="Calibri1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c1b08" officeooo:paragraph-rsid="003eaab5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2e6082" fo:background-color="transparent" style:font-name-asian="Calibri1" style:font-weight-asian="bold" style:font-name-complex="Calibri1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27854" fo:background-color="transparent" style:font-name-asian="Calibri1" style:font-weight-asian="bold" style:font-name-complex="Calibri1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620db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79935" fo:background-color="transparent" style:font-name-asian="Calibri1" style:font-weight-asian="bold" style:font-name-complex="Calibri1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b2eeb" fo:background-color="transparent" style:font-name-asian="Calibri1" style:font-weight-asian="bold" style:font-name-complex="Calibri1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e4cb7" fo:background-color="transparent" style:font-name-asian="Calibri1" style:font-weight-asian="bold" style:font-name-complex="Calibri1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4d846" fo:background-color="transparent" style:font-name-asian="Calibri1" style:font-weight-asian="bold" style:font-name-complex="Calibri1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905ce" fo:background-color="transparent" style:font-name-asian="Calibri1" style:font-weight-asian="bold" style:font-name-complex="Calibri1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518" fo:background-color="transparent" style:font-name-asian="Calibri1" style:font-weight-asian="bold" style:font-name-complex="Calibri1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9f8" fo:background-color="transparent" style:font-name-asian="Calibri1" style:font-weight-asian="bold" style:font-name-complex="Calibri1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d1738" fo:background-color="transparent" style:font-name-asian="Calibri1" style:font-weight-asian="bold" style:font-name-complex="Calibri1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5ed700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626f94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name-complex="Arial1"/>
    </style:style>
    <style:style style:name="P27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47219" fo:background-color="transparent" style:font-name-asian="Arial1" style:font-weight-asian="bold" style:font-name-complex="Arial1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62e6a" fo:background-color="transparent" style:font-name-asian="Arial1" style:font-weight-asian="bold" style:font-name-complex="Arial1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2e6082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2785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620d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7993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b2ee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4cb7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aab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4d846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905ce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be9f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d173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5ed700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626f9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212e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547219" officeooo:paragraph-rsid="00547219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2f238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officeooo:paragraph-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86486" officeooo:paragraph-rsid="005dcd2e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5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60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61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2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3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64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5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66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7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1" style:font-name-complex="Arial1"/>
    </style:style>
    <style:style style:name="P70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71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72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191d" fo:background-color="transparent" style:font-name-asian="Calibri1" style:font-weight-asian="bold" style:font-name-complex="Calibri1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518" fo:background-color="transparent" style:font-name-asian="Calibri1" style:font-weight-asian="bold" style:font-name-complex="Calibri1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9f8" fo:background-color="transparent" style:font-name-asian="Calibri1" style:font-weight-asian="bold" style:font-name-complex="Calibri1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d1738" fo:background-color="transparent" style:font-name-asian="Calibri1" style:font-weight-asian="bold" style:font-name-complex="Calibri1" style:font-weight-complex="bold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2f2389" fo:background-color="transparent" style:font-name-asian="Calibri1" style:font-weight-asian="bold" style:font-name-complex="Calibri1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27854" fo:background-color="transparent" style:font-name-asian="Calibri1" style:font-weight-asian="bold" style:font-name-complex="Calibri1" style:font-weight-complex="bold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620db" fo:background-color="transparent" style:font-name-asian="Calibri1" style:font-weight-asian="bold" style:font-name-complex="Calibri1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79935" fo:background-color="transparent" style:font-name-asian="Calibri1" style:font-weight-asian="bold" style:font-name-complex="Calibri1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4cb7" fo:background-color="transparent" style:font-name-asian="Calibri1" style:font-weight-asian="bold" style:font-name-complex="Calibri1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aab5" fo:background-color="transparent" style:font-name-asian="Calibri1" style:font-weight-asian="bold" style:font-name-complex="Calibri1" style:font-weight-complex="bold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4d846" fo:background-color="transparent" style:font-name-asian="Calibri1" style:font-weight-asian="bold" style:font-name-complex="Calibri1" style:font-weight-complex="bold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6c6b0" fo:background-color="transparent" style:font-name-asian="Calibri1" style:font-weight-asian="bold" style:font-name-complex="Calibri1" style:font-weight-complex="bold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905ce" fo:background-color="transparent" style:font-name-asian="Calibri1" style:font-weight-asian="bold" style:font-name-complex="Calibri1" style:font-weight-complex="bold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5f8770" fo:background-color="transparent" style:font-name-asian="Calibri1" style:font-weight-asian="bold" style:font-name-complex="Calibri1" style:font-weight-complex="bold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11e3a" fo:background-color="transparent" style:font-name-asian="Calibri1" style:font-weight-asian="bold" style:font-name-complex="Calibri1" style:font-weight-complex="bold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26f94" fo:background-color="transparent" style:font-name-asian="Calibri1" style:font-weight-asian="bold" style:font-name-complex="Calibri1" style:font-weight-complex="bold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4093a9" officeooo:paragraph-rsid="004093a9" fo:background-color="transparent" style:font-name-asian="Calibri1" style:font-weight-asian="bold" style:font-name-complex="Calibri1" style:font-weight-complex="bold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weight-asian="normal" style:font-name-complex="Calibri1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weight-asian="normal" style:font-name-complex="Calibri1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b2eeb" fo:background-color="transparent" style:font-name-asian="Calibri1" style:font-name-complex="Calibri1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e4cb7" fo:background-color="transparent" style:font-name-asian="Calibri1" style:font-name-complex="Calibri1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4be518" officeooo:paragraph-rsid="004be518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620db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aab5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518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fbe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4c1eb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620db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79935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96209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aab5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/>
    </style:style>
    <style:style style:name="P1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3805"/>
    </style:style>
    <style:style style:name="P1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7854"/>
    </style:style>
    <style:style style:name="P1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620db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79935"/>
    </style:style>
    <style:style style:name="P1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b2eeb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4cb7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aab5"/>
    </style:style>
    <style:style style:name="P1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4d846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905ce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518"/>
    </style:style>
    <style:style style:name="P13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9f8"/>
    </style:style>
    <style:style style:name="P13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fbee"/>
    </style:style>
    <style:style style:name="P13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d1738"/>
    </style:style>
    <style:style style:name="P1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rsid="004093a9" officeooo:paragraph-rsid="004093a9"/>
    </style:style>
    <style:style style:name="P1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136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4cb7" fo:background-color="transparent" style:font-name-asian="Calibri1" style:font-name-complex="Calibri1"/>
    </style:style>
    <style:style style:name="P137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aab5" fo:background-color="transparent" style:font-name-asian="Calibri1" style:font-name-complex="Calibri1"/>
    </style:style>
    <style:style style:name="P138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name-complex="Calibri1"/>
    </style:style>
    <style:style style:name="P139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name-complex="Calibri1"/>
    </style:style>
    <style:style style:name="P14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79935" fo:background-color="transparent" style:font-name-asian="Calibri1" style:font-name-complex="Calibri1"/>
    </style:style>
    <style:style style:name="P14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27854" fo:background-color="transparent" style:font-name-asian="Calibri1" style:font-name-complex="Calibri1"/>
    </style:style>
    <style:style style:name="P142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4d846" fo:background-color="transparent" style:font-name-asian="Calibri1" style:font-name-complex="Calibri1"/>
    </style:style>
    <style:style style:name="P14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905ce" fo:background-color="transparent" style:font-name-asian="Calibri1" style:font-name-complex="Calibri1"/>
    </style:style>
    <style:style style:name="P14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be9f8" fo:background-color="transparent" style:font-name-asian="Calibri1" style:font-name-complex="Calibri1"/>
    </style:style>
    <style:style style:name="P145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d1738" fo:background-color="transparent" style:font-name-asian="Calibri1" style:font-name-complex="Calibri1"/>
    </style:style>
    <style:style style:name="P14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 style:font-weight-asian="normal" style:font-weight-complex="normal"/>
    </style:style>
    <style:style style:name="P14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 style:font-weight-asian="normal" style:font-weight-complex="normal"/>
    </style:style>
    <style:style style:name="P14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 style:font-weight-asian="normal" style:font-weight-complex="normal"/>
    </style:style>
    <style:style style:name="P14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 style:font-weight-asian="normal" style:font-weight-complex="normal"/>
    </style:style>
    <style:style style:name="P15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 style:font-weight-asian="normal" style:font-weight-complex="normal"/>
    </style:style>
    <style:style style:name="P15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d1738" style:font-weight-asian="normal" style:font-weight-complex="normal"/>
    </style:style>
    <style:style style:name="P1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/>
    </style:style>
    <style:style style:name="P1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27854"/>
    </style:style>
    <style:style style:name="P1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b2eeb"/>
    </style:style>
    <style:style style:name="P15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e4cb7"/>
    </style:style>
    <style:style style:name="P15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4d846"/>
    </style:style>
    <style:style style:name="P15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905ce"/>
    </style:style>
    <style:style style:name="P16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be9f8"/>
    </style:style>
    <style:style style:name="P16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d1738"/>
    </style:style>
    <style:style style:name="P16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27854" style:font-weight-asian="bold" style:font-weight-complex="bold"/>
    </style:style>
    <style:style style:name="P16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620db" style:font-weight-asian="bold" style:font-weight-complex="bold"/>
    </style:style>
    <style:style style:name="P16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b2eeb" style:font-weight-asian="bold" style:font-weight-complex="bold"/>
    </style:style>
    <style:style style:name="P16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4cb7" style:font-weight-asian="bold" style:font-weight-complex="bold"/>
    </style:style>
    <style:style style:name="P16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aab5" style:font-weight-asian="bold" style:font-weight-complex="bold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4d846" style:font-weight-asian="bold" style:font-weight-complex="bold"/>
    </style:style>
    <style:style style:name="P16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905ce" style:font-weight-asian="bold" style:font-weight-complex="bold"/>
    </style:style>
    <style:style style:name="P17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be9f8" style:font-weight-asian="bold" style:font-weight-complex="bold"/>
    </style:style>
    <style:style style:name="P17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d1738" style:font-weight-asian="bold" style:font-weight-complex="bold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7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7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b2eeb"/>
    </style:style>
    <style:style style:name="P17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7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7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7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7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80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name-complex="Times New Roman"/>
    </style:style>
    <style:style style:name="P181" style:family="paragraph" style:parent-style-name="Standard" style:list-style-name="L2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dcd2e" fo:background-color="transparent" style:font-name-asian="Arial1" style:font-weight-asian="bold" style:font-name-complex="Arial1" style:font-weight-complex="bold"/>
    </style:style>
    <style:style style:name="P182" style:family="paragraph" style:parent-style-name="Standard" style:list-style-name="L3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ed700" fo:background-color="transparent" style:font-name-asian="Arial1" style:font-weight-asian="bold" style:font-name-complex="Arial1" style:font-weight-complex="bold"/>
    </style:style>
    <style:style style:name="P183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84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T1" style:family="text">
      <style:text-properties style:use-window-font-color="true" fo:font-size="10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size="10pt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size="10pt" fo:font-weight="bold" fo:background-color="transparent" loext:char-shading-value="0" style:font-name-asian="Arial1" style:font-name-complex="Arial1"/>
    </style:style>
    <style:style style:name="T4" style:family="text">
      <style:text-properties style:use-window-font-color="true" fo:font-size="10pt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5" style:family="text">
      <style:text-properties officeooo:rsid="0012c470"/>
    </style:style>
    <style:style style:name="T6" style:family="text">
      <style:text-properties officeooo:rsid="0013fc84"/>
    </style:style>
    <style:style style:name="T7" style:family="text">
      <style:text-properties officeooo:rsid="0017ad4c"/>
    </style:style>
    <style:style style:name="T8" style:family="text">
      <style:text-properties officeooo:rsid="001c1b08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a92c3"/>
    </style:style>
    <style:style style:name="T11" style:family="text">
      <style:text-properties fo:font-variant="normal" fo:text-transform="none" fo:color="#000000" fo:letter-spacing="normal" fo:font-style="normal" fo:font-weight="normal" officeooo:rsid="002cbbe1"/>
    </style:style>
    <style:style style:name="T12" style:family="text">
      <style:text-properties fo:font-variant="normal" fo:text-transform="none" fo:color="#000000" fo:letter-spacing="normal" fo:font-style="normal" fo:font-weight="normal" officeooo:rsid="002e6082"/>
    </style:style>
    <style:style style:name="T13" style:family="text">
      <style:text-properties fo:font-variant="normal" fo:text-transform="none" fo:color="#000000" fo:letter-spacing="normal" fo:font-style="normal" fo:font-weight="normal" officeooo:rsid="00323805"/>
    </style:style>
    <style:style style:name="T14" style:family="text">
      <style:text-properties fo:font-variant="normal" fo:text-transform="none" fo:color="#000000" fo:letter-spacing="normal" fo:font-style="normal" fo:font-weight="normal" officeooo:rsid="003620db"/>
    </style:style>
    <style:style style:name="T15" style:family="text">
      <style:text-properties fo:font-variant="normal" fo:text-transform="none" fo:color="#000000" fo:letter-spacing="normal" fo:font-style="normal" fo:font-weight="normal" officeooo:rsid="00379935"/>
    </style:style>
    <style:style style:name="T16" style:family="text">
      <style:text-properties fo:font-variant="normal" fo:text-transform="none" fo:color="#000000" fo:letter-spacing="normal" fo:font-style="normal" fo:font-weight="normal" officeooo:rsid="003b2eeb"/>
    </style:style>
    <style:style style:name="T17" style:family="text">
      <style:text-properties fo:font-variant="normal" fo:text-transform="none" fo:color="#000000" fo:letter-spacing="normal" fo:font-style="normal" fo:font-weight="normal" officeooo:rsid="003eaab5"/>
    </style:style>
    <style:style style:name="T18" style:family="text">
      <style:text-properties fo:font-variant="normal" fo:text-transform="none" fo:color="#000000" fo:letter-spacing="normal" fo:font-style="normal" fo:font-weight="normal" officeooo:rsid="004093a9"/>
    </style:style>
    <style:style style:name="T19" style:family="text">
      <style:text-properties fo:font-variant="normal" fo:text-transform="none" fo:color="#000000" fo:letter-spacing="normal" fo:font-style="normal" fo:font-weight="normal" officeooo:rsid="0044d846"/>
    </style:style>
    <style:style style:name="T20" style:family="text">
      <style:text-properties fo:font-variant="normal" fo:text-transform="none" fo:color="#000000" fo:letter-spacing="normal" fo:font-style="normal" fo:font-weight="normal" officeooo:rsid="004905ce"/>
    </style:style>
    <style:style style:name="T21" style:family="text">
      <style:text-properties fo:font-variant="normal" fo:text-transform="none" fo:color="#000000" fo:letter-spacing="normal" fo:font-style="normal" fo:font-weight="normal" officeooo:rsid="004be518"/>
    </style:style>
    <style:style style:name="T22" style:family="text">
      <style:text-properties fo:font-variant="normal" fo:text-transform="none" fo:color="#000000" fo:letter-spacing="normal" fo:font-style="normal" fo:font-weight="normal" officeooo:rsid="004be9f8"/>
    </style:style>
    <style:style style:name="T23" style:family="text">
      <style:text-properties fo:font-variant="normal" fo:text-transform="none" fo:color="#000000" fo:letter-spacing="normal" fo:font-style="normal" fo:font-weight="normal" officeooo:rsid="004bfbee"/>
    </style:style>
    <style:style style:name="T24" style:family="text">
      <style:text-properties fo:font-variant="normal" fo:text-transform="none" fo:color="#000000" fo:letter-spacing="normal" fo:font-style="normal" fo:font-weight="normal" officeooo:rsid="004d1738"/>
    </style:style>
    <style:style style:name="T25" style:family="text">
      <style:text-properties fo:font-variant="normal" fo:text-transform="none" fo:color="#000000" fo:letter-spacing="normal" fo:font-style="normal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212e9" style:font-name-asian="Calibri1" style:font-style-asian="normal" style:font-name-complex="Calibri1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f2389" style:font-name-asian="Calibri1" style:font-style-asian="normal" style:font-name-complex="Calibri1" style:font-style-complex="normal"/>
    </style:style>
    <style:style style:name="T30" style:family="text">
      <style:text-properties fo:font-variant="normal" fo:text-transform="none" fo:color="#000000" fo:letter-spacing="normal" fo:font-style="normal" officeooo:rsid="002f2389" style:font-name-asian="Calibri1" style:font-style-asian="normal" style:font-name-complex="Calibri1" style:font-style-complex="normal"/>
    </style:style>
    <style:style style:name="T31" style:family="text">
      <style:text-properties fo:font-variant="normal" fo:text-transform="none" fo:color="#000000" fo:letter-spacing="normal" fo:font-style="normal" officeooo:rsid="00547219" style:font-name-asian="Calibri1" style:font-style-asian="normal" style:font-name-complex="Calibri1" style:font-style-complex="normal"/>
    </style:style>
    <style:style style:name="T32" style:family="text">
      <style:text-properties fo:font-variant="normal" fo:text-transform="none" fo:color="#000000" fo:letter-spacing="normal" fo:font-style="normal" officeooo:rsid="0053f01e" style:font-name-asian="Calibri1" style:font-style-asian="normal" style:font-name-complex="Calibri1" style:font-style-complex="normal"/>
    </style:style>
    <style:style style:name="T33" style:family="text">
      <style:text-properties fo:font-variant="normal" fo:text-transform="none" fo:color="#000000" fo:letter-spacing="normal" fo:font-style="normal" officeooo:rsid="00562e6a" style:font-name-asian="Calibri1" style:font-style-asian="normal" style:font-name-complex="Calibri1" style:font-style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f2389" style:font-name-asian="Calibri1" style:font-style-asian="normal" style:font-weight-asian="normal" style:font-name-complex="Calibri1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586486" style:font-name-asian="Calibri1" style:font-style-asian="normal" style:font-weight-asian="normal" style:font-name-complex="Calibri1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officeooo:rsid="00547219" style:font-name-asian="Calibri1" style:font-style-asian="normal" style:font-name-complex="Calibri1" style:font-style-complex="normal"/>
    </style:style>
    <style:style style:name="T38" style:family="text">
      <style:text-properties fo:font-variant="normal" fo:text-transform="none" fo:color="#000000" fo:letter-spacing="normal" fo:font-style="normal" style:text-underline-style="none" officeooo:rsid="002f2389" style:font-name-asian="Calibri1" style:font-style-asian="normal" style:font-name-complex="Calibri1" style:font-style-complex="normal"/>
    </style:style>
    <style:style style:name="T39" style:family="text">
      <style:text-properties fo:font-variant="normal" fo:text-transform="none" fo:color="#000000" fo:letter-spacing="normal" fo:font-style="normal" style:text-underline-style="none" officeooo:rsid="00586486" style:font-name-asian="Calibri1" style:font-style-asian="normal" style:font-name-complex="Calibri1" style:font-style-complex="normal"/>
    </style:style>
    <style:style style:name="T40" style:family="text">
      <style:text-properties fo:font-variant="normal" fo:text-transform="none" fo:letter-spacing="normal" fo:font-style="normal" style:font-style-asian="normal" style:font-style-complex="normal"/>
    </style:style>
    <style:style style:name="T41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42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43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44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45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46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47" style:family="text">
      <style:text-properties fo:font-variant="normal" fo:text-transform="none" fo:letter-spacing="normal" fo:font-style="normal" officeooo:rsid="0065e1f0" style:font-style-asian="normal" style:font-style-complex="normal"/>
    </style:style>
    <style:style style:name="T48" style:family="text">
      <style:text-properties fo:font-variant="normal" fo:text-transform="none" fo:letter-spacing="normal" fo:font-style="normal" officeooo:rsid="00695631" style:font-style-asian="normal" style:font-style-complex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5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4d1738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5f8770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626f9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65e1f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695631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64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65" style:family="text">
      <style:text-properties fo:font-variant="normal" fo:text-transform="none" fo:letter-spacing="normal" fo:font-style="normal" fo:font-weight="normal" officeooo:rsid="005ed700" style:font-style-asian="normal" style:font-style-complex="normal"/>
    </style:style>
    <style:style style:name="T66" style:family="text">
      <style:text-properties fo:font-variant="normal" fo:text-transform="none" fo:letter-spacing="normal" fo:font-style="normal" fo:font-weight="normal" officeooo:rsid="005f8770" style:font-style-asian="normal" style:font-style-complex="normal"/>
    </style:style>
    <style:style style:name="T67" style:family="text">
      <style:text-properties fo:font-variant="normal" fo:text-transform="none" fo:letter-spacing="normal" fo:font-style="normal" fo:font-weight="normal" officeooo:rsid="0060dca3" style:font-style-asian="normal" style:font-style-complex="normal"/>
    </style:style>
    <style:style style:name="T68" style:family="text">
      <style:text-properties fo:font-variant="normal" fo:text-transform="none" fo:letter-spacing="normal" fo:font-style="normal" fo:font-weight="normal" officeooo:rsid="00611e3a" style:font-style-asian="normal" style:font-style-complex="normal"/>
    </style:style>
    <style:style style:name="T69" style:family="text">
      <style:text-properties fo:font-variant="normal" fo:text-transform="none" fo:letter-spacing="normal" fo:font-style="normal" fo:font-weight="normal" officeooo:rsid="00626f94" style:font-style-asian="normal" style:font-style-complex="normal"/>
    </style:style>
    <style:style style:name="T70" style:family="text">
      <style:text-properties fo:font-variant="normal" fo:text-transform="none" fo:letter-spacing="normal" fo:font-style="normal" fo:font-weight="normal" officeooo:rsid="0063074f" style:font-style-asian="normal" style:font-style-complex="normal"/>
    </style:style>
    <style:style style:name="T71" style:family="text">
      <style:text-properties fo:font-variant="normal" fo:text-transform="none" fo:letter-spacing="normal" fo:font-style="normal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bold"/>
    </style:style>
    <style:style style:name="T73" style:family="text">
      <style:text-properties officeooo:rsid="002212e9"/>
    </style:style>
    <style:style style:name="T74" style:family="text">
      <style:text-properties officeooo:rsid="002c3efc"/>
    </style:style>
    <style:style style:name="T75" style:family="text">
      <style:text-properties officeooo:rsid="002cbbe1"/>
    </style:style>
    <style:style style:name="T76" style:family="text">
      <style:text-properties fo:color="#000000" fo:font-size="10pt" fo:letter-spacing="normal" fo:font-style="normal" fo:font-weight="normal" officeooo:rsid="002212e9" style:font-style-asian="normal" style:font-style-complex="normal"/>
    </style:style>
    <style:style style:name="T77" style:family="text">
      <style:text-properties fo:color="#000000" fo:letter-spacing="normal" fo:font-style="normal" officeooo:rsid="004be9f8" style:font-size-asian="11pt" style:font-style-asian="normal" style:font-size-complex="11pt" style:font-style-complex="normal"/>
    </style:style>
    <style:style style:name="T78" style:family="text">
      <style:text-properties fo:color="#000000" fo:letter-spacing="normal" fo:font-style="normal" officeooo:rsid="004d1738" style:font-size-asian="11pt" style:font-style-asian="normal" style:font-size-complex="11pt" style:font-style-complex="normal"/>
    </style:style>
    <style:style style:name="T79" style:family="text">
      <style:text-properties fo:color="#000000" fo:letter-spacing="normal" fo:font-style="normal" officeooo:rsid="005ed700" style:font-size-asian="11pt" style:font-style-asian="normal" style:font-size-complex="11pt" style:font-style-complex="normal"/>
    </style:style>
    <style:style style:name="T80" style:family="text">
      <style:text-properties fo:color="#000000" fo:letter-spacing="normal" fo:font-style="normal" officeooo:rsid="00626f94" style:font-size-asian="11pt" style:font-style-asian="normal" style:font-size-complex="11pt" style:font-style-complex="normal"/>
    </style:style>
    <style:style style:name="T81" style:family="text">
      <style:text-properties fo:color="#000000" fo:letter-spacing="normal" fo:font-style="normal" officeooo:rsid="00639e48" style:font-size-asian="11pt" style:font-style-asian="normal" style:font-size-complex="11pt" style:font-style-complex="normal"/>
    </style:style>
    <style:style style:name="T82" style:family="text">
      <style:text-properties officeooo:rsid="003620db" style:font-style-asian="normal" style:font-weight-asian="normal" style:font-style-complex="normal" style:font-weight-complex="normal"/>
    </style:style>
    <style:style style:name="T83" style:family="text">
      <style:text-properties fo:letter-spacing="normal" fo:font-style="normal" fo:font-weight="normal" officeooo:rsid="002212e9" style:font-style-asian="normal" style:font-style-complex="normal"/>
    </style:style>
    <style:style style:name="T84" style:family="text">
      <style:text-properties fo:letter-spacing="normal" fo:font-style="normal" fo:font-weight="normal" officeooo:rsid="002298cb" style:font-style-asian="normal" style:font-style-complex="normal"/>
    </style:style>
    <style:style style:name="T85" style:family="text">
      <style:text-properties fo:letter-spacing="normal" fo:font-style="normal" fo:font-weight="normal" officeooo:rsid="00345b5a" style:font-style-asian="normal" style:font-style-complex="normal"/>
    </style:style>
    <style:style style:name="T86" style:family="text">
      <style:text-properties fo:letter-spacing="normal" fo:font-style="normal" fo:font-weight="normal" officeooo:rsid="003620db" style:font-style-asian="normal" style:font-style-complex="normal"/>
    </style:style>
    <style:style style:name="T87" style:family="text">
      <style:text-properties fo:letter-spacing="normal" fo:font-style="normal" fo:font-weight="normal" officeooo:rsid="003e4cb7" style:font-style-asian="normal" style:font-style-complex="normal"/>
    </style:style>
    <style:style style:name="T88" style:family="text">
      <style:text-properties fo:letter-spacing="normal" fo:font-style="normal" fo:font-weight="normal" officeooo:rsid="0044d846" style:font-style-asian="normal" style:font-style-complex="normal"/>
    </style:style>
    <style:style style:name="T89" style:family="text">
      <style:text-properties fo:letter-spacing="normal" fo:font-style="normal" fo:font-weight="normal" officeooo:rsid="0048496e" style:font-style-asian="normal" style:font-style-complex="normal"/>
    </style:style>
    <style:style style:name="T90" style:family="text">
      <style:text-properties fo:letter-spacing="normal" fo:font-style="normal" fo:font-weight="normal" officeooo:rsid="004be518" style:font-style-asian="normal" style:font-style-complex="normal"/>
    </style:style>
    <style:style style:name="T91" style:family="text">
      <style:text-properties fo:letter-spacing="normal" fo:font-style="normal" fo:font-weight="normal" officeooo:rsid="004be9f8" style:font-style-asian="normal" style:font-style-complex="normal"/>
    </style:style>
    <style:style style:name="T92" style:family="text">
      <style:text-properties fo:letter-spacing="normal" fo:font-style="normal" fo:font-weight="normal" officeooo:rsid="0052aee7" style:font-style-asian="normal" style:font-style-complex="normal"/>
    </style:style>
    <style:style style:name="T93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94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95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96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97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98" style:family="text">
      <style:text-properties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letter-spacing="normal" fo:font-style="normal" fo:font-weight="normal" officeooo:rsid="003e4cb7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letter-spacing="normal" fo:font-style="normal" officeooo:rsid="00345b5a" style:font-style-asian="normal" style:font-style-complex="normal"/>
    </style:style>
    <style:style style:name="T101" style:family="text">
      <style:text-properties fo:letter-spacing="normal" fo:font-style="normal" officeooo:rsid="004be518" style:font-style-asian="normal" style:font-style-complex="normal"/>
    </style:style>
    <style:style style:name="T102" style:family="text">
      <style:text-properties fo:font-weight="normal" officeooo:rsid="002a92c3"/>
    </style:style>
    <style:style style:name="T103" style:family="text">
      <style:text-properties fo:font-weight="normal" officeooo:rsid="00345b5a"/>
    </style:style>
    <style:style style:name="T104" style:family="text">
      <style:text-properties fo:font-weight="normal" officeooo:rsid="0034c1eb"/>
    </style:style>
    <style:style style:name="T105" style:family="text">
      <style:text-properties fo:font-weight="normal" officeooo:rsid="00396209"/>
    </style:style>
    <style:style style:name="T106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107" style:family="text">
      <style:text-properties fo:font-weight="normal" officeooo:rsid="003e4cb7"/>
    </style:style>
    <style:style style:name="T108" style:family="text">
      <style:text-properties fo:font-weight="normal" officeooo:rsid="004093a9"/>
    </style:style>
    <style:style style:name="T109" style:family="text">
      <style:text-properties fo:font-weight="normal" officeooo:rsid="00538ee4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112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13" style:family="text">
      <style:text-properties style:text-underline-style="none"/>
    </style:style>
    <style:style style:name="T114" style:family="text">
      <style:text-properties style:text-underline-style="none" fo:font-weight="normal" officeooo:rsid="004be9f8" style:font-weight-asian="normal" style:font-weight-complex="normal"/>
    </style:style>
    <style:style style:name="T115" style:family="text">
      <style:text-properties style:text-underline-style="none" fo:font-weight="normal" officeooo:rsid="004d1738" style:font-weight-asian="normal" style:font-weight-complex="normal"/>
    </style:style>
    <style:style style:name="T116" style:family="text">
      <style:text-properties fo:font-weight="bold"/>
    </style:style>
    <style:style style:name="T117" style:family="text">
      <style:text-properties officeooo:rsid="003620db"/>
    </style:style>
    <style:style style:name="T118" style:family="text">
      <style:text-properties officeooo:rsid="00379935"/>
    </style:style>
    <style:style style:name="T119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120" style:family="text">
      <style:text-properties style:font-weight-asian="normal" style:font-weight-complex="normal"/>
    </style:style>
    <style:style style:name="T121" style:family="text">
      <style:text-properties officeooo:rsid="003e4cb7"/>
    </style:style>
    <style:style style:name="T122" style:family="text">
      <style:text-properties officeooo:rsid="0048496e"/>
    </style:style>
    <style:style style:name="T123" style:family="text">
      <style:text-properties officeooo:rsid="004905ce"/>
    </style:style>
    <style:style style:name="T124" style:family="text">
      <style:text-properties officeooo:rsid="004be9f8"/>
    </style:style>
    <style:style style:name="T125" style:family="text">
      <style:text-properties officeooo:rsid="004bfbee"/>
    </style:style>
    <style:style style:name="T126" style:family="text">
      <style:text-properties officeooo:rsid="0053f01e"/>
    </style:style>
    <style:style style:name="T127" style:family="text">
      <style:text-properties fo:font-size="12pt" style:font-size-asian="12pt" style:font-weight-asian="bold" style:font-size-complex="12pt" style:font-weight-complex="bold"/>
    </style:style>
    <style:style style:name="T128" style:family="text">
      <style:text-properties fo:font-size="12pt" officeooo:rsid="00538ee4" style:font-size-asian="12pt" style:font-weight-asian="bold" style:font-size-complex="12pt" style:font-weight-complex="bold"/>
    </style:style>
    <style:style style:name="T129" style:family="text">
      <style:text-properties fo:font-size="12pt" officeooo:rsid="0052aee7" style:font-size-asian="12pt" style:font-weight-asian="bold" style:font-size-complex="12pt" style:font-weight-complex="bold"/>
    </style:style>
    <style:style style:name="T130" style:family="text">
      <style:text-properties fo:font-size="12pt" officeooo:rsid="0053f01e" style:font-size-asian="12pt" style:font-weight-asian="bold" style:font-size-complex="12pt" style:font-weight-complex="bold"/>
    </style:style>
    <style:style style:name="T131" style:family="text">
      <style:text-properties fo:font-size="12pt" style:font-size-asian="12pt" style:font-size-complex="12pt"/>
    </style:style>
    <style:style style:name="T132" style:family="text">
      <style:text-properties fo:font-size="12pt" officeooo:rsid="0053f01e" style:font-size-asian="12pt" style:font-size-complex="12pt"/>
    </style:style>
    <style:style style:name="T133" style:family="text">
      <style:text-properties fo:font-size="12pt" officeooo:rsid="005dcd2e" style:font-size-asian="12pt" style:font-size-complex="12pt"/>
    </style:style>
    <style:style style:name="T134" style:family="text">
      <style:text-properties fo:font-size="12pt" officeooo:rsid="005ec126" style:font-size-asian="12pt" style:font-size-complex="12pt"/>
    </style:style>
    <style:style style:name="T135" style:family="text">
      <style:text-properties fo:font-size="12pt" officeooo:rsid="005ed700" style:font-size-asian="12pt" style:font-size-complex="12pt"/>
    </style:style>
    <style:style style:name="T136" style:family="text">
      <style:text-properties officeooo:rsid="00547219"/>
    </style:style>
    <style:style style:name="T137" style:family="text">
      <style:text-properties officeooo:rsid="006918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Documento de Requisitos</text:p>
      <text:p text:style-name="P23">Projeto: Gerador de Provas</text:p>
      <text:p text:style-name="P23">Versão 1.0</text:p>
      <text:p text:style-name="P1"/>
      <text:p text:style-name="P1"/>
      <text:p text:style-name="P1"/>
      <text:p text:style-name="P1"/>
      <text:p text:style-name="P24">Autor(es): </text:p>
      <text:p text:style-name="P24">João Batista Gomes Silva</text:p>
      <text:p text:style-name="P24">Paulo Henrique Rodrigues Abreu</text:p>
      <text:p text:style-name="P24">Otacílio Ruas</text:p>
      <text:p text:style-name="P1"/>
      <text:p text:style-name="P1"/>
      <text:p text:style-name="P25">Prefá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Público alvo</text:p>
      <text:p text:style-name="P27"/>
      <text:p text:style-name="P27"><text:tab/>O projeto possui como público principal os discentes de todas as esferas, do ensino fundamental ao ensino superior, que <text:span text:style-name="T6">necessitam</text:span> elaborar/<text:span text:style-name="T74">gerar </text:span>avaliações de maneira simples e descomplicada. </text:p>
      <text:p text:style-name="P1"/>
      <text:p text:style-name="P1"/>
      <text:p text:style-name="P26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7">Data</text:p>
          </table:table-cell>
          <table:table-cell table:style-name="Tabela1.B1" office:value-type="string">
            <text:p text:style-name="P60">Versão</text:p>
          </table:table-cell>
          <table:table-cell table:style-name="Tabela1.C1" office:value-type="string">
            <text:p text:style-name="P60">Descrição</text:p>
          </table:table-cell>
          <table:table-cell table:style-name="Tabela1.D1" office:value-type="string">
            <text:p text:style-name="P65">Autor</text:p>
          </table:table-cell>
        </table:table-row>
        <table:table-row>
          <table:table-cell table:style-name="Tabela1.A2" office:value-type="string">
            <text:p text:style-name="P58">03/05/2017</text:p>
          </table:table-cell>
          <table:table-cell table:style-name="Tabela1.B2" office:value-type="string">
            <text:p text:style-name="P61">1.0</text:p>
          </table:table-cell>
          <table:table-cell table:style-name="Tabela1.C2" office:value-type="string">
            <text:p text:style-name="P62">Versão inicial do projeto</text:p>
          </table:table-cell>
          <table:table-cell table:style-name="Tabela1.D2" office:value-type="string">
            <text:p text:style-name="P66">João Batista Gomes Silva</text:p>
          </table:table-cell>
        </table:table-row>
        <table:table-row>
          <table:table-cell table:style-name="Tabela1.A3" office:value-type="string">
            <text:p text:style-name="P59">03/05/2017</text:p>
          </table:table-cell>
          <table:table-cell table:style-name="Tabela1.B3" office:value-type="string">
            <text:p text:style-name="P64">1.0</text:p>
          </table:table-cell>
          <table:table-cell table:style-name="Tabela1.C3" office:value-type="string">
            <text:p text:style-name="P63">Versão inicial do projeto</text:p>
          </table:table-cell>
          <table:table-cell table:style-name="Tabela1.D3" office:value-type="string">
            <text:p text:style-name="P67">Paulo Henrique Rodrigues Abreu</text:p>
          </table:table-cell>
        </table:table-row>
      </table:table>
      <text:p text:style-name="P1"/>
      <text:p text:style-name="P68"/>
      <text:p text:style-name="P25">Glossário</text:p>
      <text:p text:style-name="P1"/>
      <text:p text:style-name="P28">Definição dos termos técnicos utilizados no texto</text:p>
      <text:p text:style-name="P69"/>
      <text:p text:style-name="P69">Sumário</text:p>
      <text:list xml:id="list3095001629" text:style-name="L1">
        <text:list-item>
          <text:p text:style-name="P180">Introdução<text:tab/>5</text:p>
        </text:list-item>
        <text:list-item>
          <text:p text:style-name="P180">Definição de requisitos de usuário<text:tab/>7</text:p>
        </text:list-item>
        <text:list-item>
          <text:p text:style-name="P180">Arquitetura de sistema<text:tab/>8</text:p>
        </text:list-item>
        <text:list-item>
          <text:p text:style-name="P180">Especificação de requisitos de sistema<text:tab/>9</text:p>
        </text:list-item>
        <text:list-item>
          <text:p text:style-name="P180">Modelos de sistema<text:tab/>10</text:p>
        </text:list-item>
        <text:list-item>
          <text:p text:style-name="P180">Evolução de sistema<text:tab/>11</text:p>
        </text:list-item>
        <text:list-item>
          <text:p text:style-name="P180">Apêndices<text:tab/>12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32"/>
      <text:p text:style-name="P32"/>
      <text:p text:style-name="P33"><text:soft-page-break/><text:span text:style-name="T7">1. </text:span>Introduç<text:span text:style-name="T7">ã</text:span>o</text:p>
      <text:p text:style-name="P34"/>
      <text:p text:style-name="P29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 <text:span text:style-name="T137">e</text:span> turmas que devem ser aplicadas.</text:p>
      <text:p text:style-name="P29"/>
      <text:p text:style-name="P35"><text:span text:style-name="T2">Ciente</text:span><text:span text:style-name="T1"> de tal realidade, o </text:span><text:span text:style-name="T4">Gerenciador</text:span><text:span text:style-name="T3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71"><text:span text:style-name="T7">2. </text:span>Definição de requisitos de usuário</text:p>
      <text:p text:style-name="P72"><text:span text:style-name="T130">2.1 R</text:span><text:span text:style-name="T127">equisitos </text:span><text:span text:style-name="T130">F</text:span><text:span text:style-name="T127">uncionais<text:line-break/></text:span></text:p>
      <text:p text:style-name="P30"><text:span text:style-name="T126">[RF001] Gerenciamento</text:span> de <text:span text:style-name="T126">T</text:span>urmas</text:p>
      <text:p text:style-name="P49"/>
      <text:p text:style-name="P30"><text:span text:style-name="T28">D</text:span><text:span text:style-name="T29">escrição</text:span><text:span text:style-name="T30">: </text:span><text:span text:style-name="T25">Um conjunto de funcionalidades que tem como objetivo: </text:span><text:span text:style-name="T31">inserir</text:span><text:span text:style-name="T25">, </text:span><text:span text:style-name="T31">editar</text:span><text:span text:style-name="T25"> e </text:span><text:span text:style-name="T31">excluir</text:span><text:span text:style-name="T25"> turmas.</text:span></text:p>
      <text:p text:style-name="P50"/>
      <text:p text:style-name="P30"><text:span text:style-name="T126">[RF002] Gerenciamento</text:span> de <text:span text:style-name="T136">Disciplinas</text:span></text:p>
      <text:p text:style-name="P49"/>
      <text:p text:style-name="P30"><text:span text:style-name="T28">D</text:span><text:span text:style-name="T29">escrição</text:span><text:span text:style-name="T38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disciplinas.</text:span></text:p>
      <text:p text:style-name="P51"/>
      <text:p text:style-name="P30"><text:span text:style-name="T126">[RF003] Gerenciamento</text:span> de questões abertas e de <text:span text:style-name="T75">múltipla</text:span> escolha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questões.</text:span></text:p>
      <text:p text:style-name="P51"/>
      <text:p text:style-name="P30"><text:span text:style-name="T126">[RF004] Gerenciamento</text:span> de avaliações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provas. Podendo também </text:span><text:span text:style-name="T37">gerar os documentos</text:span><text:span text:style-name="T34"> PDF/DOC para impressão ou armazenar em memória.</text:span></text:p>
      <text:p text:style-name="P52"/>
      <text:p text:style-name="P30"><text:span text:style-name="T32">[RF00</text:span><text:span text:style-name="T31">5</text:span><text:span text:style-name="T32">] </text:span><text:span text:style-name="T31">Gerecimento de </text:span><text:span text:style-name="T33">U</text:span><text:span text:style-name="T31">suários</text:span></text:p>
      <text:p text:style-name="P53"/>
      <text:p text:style-name="P31"><text:span text:style-name="T28">D</text:span><text:span text:style-name="T29">escrição</text:span><text:span text:style-name="T35">: </text:span><text:span text:style-name="T34">Um conjunto de funcionalidades que tem como objetivo </text:span><text:span text:style-name="T39">cadastrar</text:span><text:span text:style-name="T36"> usuários e </text:span><text:span text:style-name="T39">validar</text:span><text:span text:style-name="T36"> acesso (login/logout).</text:span></text:p>
      <text:p text:style-name="P29"/>
      <text:list xml:id="list2730135242" text:style-name="L2">
        <text:list-header>
          <text:p text:style-name="P181"><text:span text:style-name="T133">2.2 </text:span><text:span text:style-name="T132">R</text:span><text:span text:style-name="T131">equisitos </text:span><text:span text:style-name="T134">não</text:span><text:span text:style-name="T131"> </text:span><text:span text:style-name="T132">F</text:span><text:span text:style-name="T131">uncionais</text:span></text:p>
        </text:list-header>
      </text:list>
      <text:p text:style-name="P54"/>
      <text:p text:style-name="P55">Nenhuma informação requerida pelo cliente. Sistema não é crítico e nem necessita de exigências avançadas.</text:p>
      <text:p text:style-name="P56"/>
      <text:p text:style-name="P71"><text:span text:style-name="T7">3. </text:span>Especificação de requisitos de sistema</text:p>
      <text:p text:style-name="P71"><text:span text:style-name="T128">3.1 </text:span><text:span text:style-name="T129">Requisitos Funcionais</text:span></text:p>
      <text:p text:style-name="P4"/>
      <text:p text:style-name="P9"><text:span text:style-name="T8">[RF001] Cadastrar</text:span> <text:span text:style-name="T73">T</text:span>urma</text:p>
      <text:p text:style-name="P36"/>
      <text:p text:style-name="P77"><text:span text:style-name="T50">D</text:span><text:span text:style-name="T49">escrição</text:span><text:span text:style-name="T40">: </text:span><text:span text:style-name="T83">Essa função tem como objetivo cadastrar </text:span><text:span text:style-name="T84">as turmas, sendo que, </text:span><text:span text:style-name="T85">para</text:span><text:span text:style-name="T84"> cadastrar uma turma é necessário selecionar as matérias </text:span><text:span text:style-name="T92">da turma especificada</text:span><text:span text:style-name="T84">. Além de matérias, uma turma é formada por um código único identificador e pelo seu ano de inicialização.</text:span></text:p>
      <text:p text:style-name="P108"/>
      <text:p text:style-name="P109"><text:bookmark text:name="E1281"/><text:bookmark text:name="E1280"/><text:span text:style-name="T110">Pré condições</text:span><text:span text:style-name="T113">:</text:span> <text:span text:style-name="T102">Existir ao menos uma matéria </text:span><text:span text:style-name="T109">já cadastrada no sistema</text:span><text:span text:style-name="T102">. </text:span><text:span text:style-name="T103">Usuário está logado em </text:span><text:span text:style-name="T104">sua conta</text:span><text:span text:style-name="T103">.</text:span></text:p>
      <text:p text:style-name="P120"><text:bookmark text:name="E1284"/></text:p>
      <text:p text:style-name="P121"><text:bookmark text:name="E1286"/><text:bookmark text:name="E1285"/><text:soft-page-break/><text:span text:style-name="T27">Fluxo principal</text:span><text:span text:style-name="T26">: </text:span></text:p>
      <text:p text:style-name="P121"><text:span text:style-name="T13"><text:s text:c="4"/>- </text:span><text:span text:style-name="T10">O sistema recebe os dados necessários para efetuar o cadastro de turma. </text:span></text:p>
      <text:p text:style-name="P121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7"><text:bookmark text:name="E1291"/></text:p>
      <text:p text:style-name="P162"><text:bookmark text:name="E1293"/><text:bookmark text:name="E1292"/>Fluxos secundários de eventos:</text:p>
      <text:p text:style-name="P146"/>
      <text:p text:style-name="P172">Dados fornecidos inválidos</text:p>
      <text:p text:style-name="P154"><text:span text:style-name="T110">Campos não preenchidos</text:span>: O usuário poderá não preencher todos os campos necessários.</text:p>
      <text:p text:style-name="P154"><text:span text:style-name="T110">Ação tomada</text:span>: Uma mensagem referente ao campo a ser preenchido será exibida.</text:p>
      <text:p text:style-name="P135"/>
      <text:p text:style-name="P10"><text:span text:style-name="T8">[RF002] Editar</text:span> <text:span text:style-name="T73">T</text:span>urma<text:span text:style-name="T76"> </text:span></text:p>
      <text:p text:style-name="P37"/>
      <text:p text:style-name="P78"><text:span text:style-name="T50">D</text:span><text:span text:style-name="T49">escrição</text:span><text:span text:style-name="T40">: </text:span><text:span text:style-name="T83">Essa função tem como objetivo </text:span><text:span text:style-name="T85">fornecer ao usuário uma opção de reparar erros que tenham sido cometidos na hora do cadastro da turma</text:span><text:span text:style-name="T84">. </text:span><text:span text:style-name="T85">Sendo possível editar os campos de </text:span><text:span text:style-name="T100">código da turma</text:span><text:span text:style-name="T85">, </text:span><text:span text:style-name="T100">data de inicialização </text:span><text:span text:style-name="T93">da turma e </text:span><text:span text:style-name="T100">disciplinas</text:span><text:span text:style-name="T93">.</text:span></text:p>
      <text:p text:style-name="P110"/>
      <text:p text:style-name="P109"><text:bookmark text:name="E12801"/><text:bookmark text:name="E12811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2"><text:bookmark text:name="E12841"/></text:p>
      <text:p text:style-name="P122"><text:bookmark text:name="E12851"/><text:bookmark text:name="E12861"/><text:span text:style-name="T27">Fluxo principal</text:span><text:span text:style-name="T26">: </text:span></text:p>
      <text:p text:style-name="P122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2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8"><text:bookmark text:name="E12911"/></text:p>
      <text:p text:style-name="P163"><text:bookmark text:name="E12921"/><text:bookmark text:name="E12931"/>Fluxos secundários de eventos:</text:p>
      <text:p text:style-name="P147"/>
      <text:p text:style-name="P173">Dados fornecidos inválidos</text:p>
      <text:p text:style-name="P155"><text:span text:style-name="T110">Campos não preenchidos</text:span>: O usuário poderá <text:span text:style-name="T117">apagar os dados já existentes e</text:span> não preencher todos os campos necessários.</text:p>
      <text:p text:style-name="P141"><text:span text:style-name="T110">Ação tomada</text:span>: Uma mensagem referente ao campo a ser preenchido será exibida.</text:p>
      <text:p text:style-name="P141"/>
      <text:p text:style-name="P141"/>
      <text:p text:style-name="P11"><text:span text:style-name="T8">[RF003] Excluir</text:span> <text:span text:style-name="T73">T</text:span>urma</text:p>
      <text:p text:style-name="P38"/>
      <text:p text:style-name="P79"><text:span text:style-name="T50">D</text:span><text:span text:style-name="T49">escrição</text:span><text:span text:style-name="T40">: </text:span><text:span text:style-name="T83">Essa função tem </text:span><text:span text:style-name="T86">o objetivo simples de excluir uma turma</text:span><text:span text:style-name="T93">. </text:span><text:span text:style-name="T94">A turma deve ser selecionada pelo seu código único e excluída após o usuário confirmar que deseja realmente excluir. </text:span></text:p>
      <text:p text:style-name="P111"/>
      <text:p text:style-name="P111"><text:bookmark text:name="E128011"/><text:bookmark text:name="E128111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3"><text:bookmark text:name="E128411"/></text:p>
      <text:p text:style-name="P123"><text:bookmark text:name="E128511"/><text:bookmark text:name="E128611"/><text:span text:style-name="T27">Fluxo principal</text:span><text:span text:style-name="T26">: </text:span></text:p>
      <text:p text:style-name="P123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turma referenciada</text:span><text:span text:style-name="T10">. </text:span></text:p>
      <text:p text:style-name="P99"><text:bookmark text:name="E129111"/></text:p>
      <text:p text:style-name="P164"><text:bookmark text:name="E129211"/><text:bookmark text:name="E129311"/>Fluxos secundários de eventos:</text:p>
      <text:p text:style-name="P140"><text:s text:c="4"/>-Sem fluxo secundário.</text:p>
      <text:p text:style-name="P5"/>
      <text:p text:style-name="P5"/>
      <text:p text:style-name="P12"><text:span text:style-name="T8">[RF004] Cadastrar</text:span> <text:span text:style-name="T118">Prova</text:span></text:p>
      <text:p text:style-name="P39"/>
      <text:p text:style-name="P80"><text:span text:style-name="T50">D</text:span><text:span text:style-name="T49">escrição</text:span><text:span text:style-name="T40">:</text:span><text:span text:style-name="T52"> </text:span><text:span text:style-name="T53">Essa função tem como objetivo inserir as provas no sistema. Cada prova tem </text:span><text:span text:style-name="T41">d</text:span><text:span text:style-name="T42">escrição,</text:span><text:span text:style-name="T41"> </text:span><text:span text:style-name="T42">d</text:span><text:span text:style-name="T41">isciplina, questões e turma</text:span></text:p>
      <text:p text:style-name="P112"/>
      <text:p text:style-name="P113"><text:bookmark text:name="E1280112"/><text:bookmark text:name="E1281112"/><text:span text:style-name="T110">Pré condições</text:span><text:span text:style-name="T113">:</text:span> <text:span text:style-name="T103">Usuário está logado em </text:span><text:span text:style-name="T104">sua conta</text:span><text:span text:style-name="T103">. </text:span><text:span text:style-name="T105">É necessário existir </text:span><text:span text:style-name="T119">disciplina, questões e turma </text:span><text:span text:style-name="T106">já cadastrados no sistema.</text:span></text:p>
      <text:p text:style-name="P124"><text:bookmark text:name="E1284112"/></text:p>
      <text:p text:style-name="P125"><text:span text:style-name="T27">Fluxo principal</text:span><text:span text:style-name="T26">: </text:span></text:p>
      <text:p text:style-name="P125"><text:span text:style-name="T13"><text:s text:c="4"/>- </text:span><text:span text:style-name="T10">O sistema recebe os dados necessários para efetuar o cadastro d</text:span><text:span text:style-name="T16">a prova.</text:span><text:span text:style-name="T10"> </text:span></text:p>
      <text:p text:style-name="P125"><text:soft-page-break/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0"><text:bookmark text:name="E12912"/></text:p>
      <text:p text:style-name="P165"><text:bookmark text:name="E12922"/><text:bookmark text:name="E12932"/>Fluxos secundários de eventos:</text:p>
      <text:p text:style-name="P148"/>
      <text:p text:style-name="P174">Dados fornecidos inválidos</text:p>
      <text:p text:style-name="P156"><text:span text:style-name="T110">Campos não preenchidos</text:span>: O usuário poderá não preencher todos os campos necessários.</text:p>
      <text:p text:style-name="P94"><text:span text:style-name="T112">Ação tomada</text:span><text:span text:style-name="T120">:</text:span><text:span text:style-name="T116"> </text:span><text:span text:style-name="T120">Uma mensagem referente ao campo a ser preenchido será exibida.</text:span></text:p>
      <text:p text:style-name="P5"/>
      <text:p text:style-name="P5"/>
      <text:p text:style-name="P13"><text:span text:style-name="T8">[RF005] Editar</text:span> <text:span text:style-name="T118">Prova</text:span></text:p>
      <text:p text:style-name="P40"/>
      <text:p text:style-name="P81"><text:span text:style-name="T50">D</text:span><text:span text:style-name="T49">escrição</text:span><text:span text:style-name="T40">: </text:span><text:span text:style-name="T83">Essa função tem como objetivo </text:span><text:span text:style-name="T85">fornecer ao usuário uma opção de reparar erros que tenham sido cometidos na hora do cadastro da </text:span><text:span text:style-name="T87">prova</text:span><text:span text:style-name="T84">. </text:span><text:span text:style-name="T85">Sendo possível editar os campos de </text:span><text:span text:style-name="T41">d</text:span><text:span text:style-name="T42">escrição,</text:span><text:span text:style-name="T41"> </text:span><text:span text:style-name="T42">d</text:span><text:span text:style-name="T41">isciplina, questões e turma.</text:span></text:p>
      <text:p text:style-name="P114"/>
      <text:p text:style-name="P114"><text:bookmark text:name="E128012"/><text:bookmark text:name="E128112"/><text:span text:style-name="T110">Pré condições</text:span><text:span text:style-name="T113">:</text:span> <text:span text:style-name="T103">Usuário </text:span><text:span text:style-name="T107">está</text:span><text:span text:style-name="T103"> logado em </text:span><text:span text:style-name="T104">sua conta</text:span><text:span text:style-name="T103">.</text:span></text:p>
      <text:p text:style-name="P126"><text:bookmark text:name="E128412"/></text:p>
      <text:p text:style-name="P126"><text:bookmark text:name="E128512"/><text:bookmark text:name="E128612"/><text:span text:style-name="T27">Fluxo principal</text:span><text:span text:style-name="T26">: </text:span></text:p>
      <text:p text:style-name="P126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6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1"><text:bookmark text:name="E129112"/></text:p>
      <text:p text:style-name="P166"><text:bookmark text:name="E129212"/><text:bookmark text:name="E129312"/>Fluxos secundários de eventos:</text:p>
      <text:p text:style-name="P149"/>
      <text:p text:style-name="P175">Dados fornecidos inválidos</text:p>
      <text:p text:style-name="P157"><text:span text:style-name="T110">Campos não preenchidos</text:span>: O usuário poderá <text:span text:style-name="T117">apagar os dados já existentes e</text:span> não preencher todos os campos necessários.</text:p>
      <text:p text:style-name="P95"><text:span text:style-name="T111">Ação tomada</text:span><text:span text:style-name="T82">: Uma mensagem referente ao campo a ser preenchido será exibida.</text:span></text:p>
      <text:p text:style-name="P7"/>
      <text:p text:style-name="P5"/>
      <text:p text:style-name="P14"><text:span text:style-name="T8">[RF006] Excluir</text:span> <text:span text:style-name="T121">Prova</text:span></text:p>
      <text:p text:style-name="P41"/>
      <text:p text:style-name="P81"><text:span text:style-name="T50">D</text:span><text:span text:style-name="T49">escrição</text:span><text:span text:style-name="T40">: </text:span><text:span text:style-name="T83">Essa função tem </text:span><text:span text:style-name="T86">o objetivo simples de excluir uma </text:span><text:span text:style-name="T87">prova escolhida</text:span><text:span text:style-name="T93">. </text:span><text:span text:style-name="T94">A </text:span><text:span text:style-name="T95">prova</text:span><text:span text:style-name="T94"> deve ser selecionada pel</text:span><text:span text:style-name="T95">a sua descrição</text:span><text:span text:style-name="T94"> e excluída após o usuário confirmar que deseja realmente excluir. </text:span><text:span text:style-name="T99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114"/>
      <text:p text:style-name="P114"><text:bookmark text:name="E1280113"/><text:bookmark text:name="E1281113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6"><text:bookmark text:name="E1284113"/></text:p>
      <text:p text:style-name="P126"><text:bookmark text:name="E1285113"/><text:bookmark text:name="E1286113"/><text:span text:style-name="T27">Fluxo principal</text:span><text:span text:style-name="T26">: </text:span></text:p>
      <text:p text:style-name="P126"><text:span text:style-name="T13"><text:s text:c="4"/>- 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 </text:span><text:span text:style-name="T18">e exclui a mesma</text:span><text:span text:style-name="T17">.</text:span></text:p>
      <text:p text:style-name="P126"/>
      <text:p text:style-name="P101"><text:bookmark text:name="E1291113"/></text:p>
      <text:p text:style-name="P166"><text:bookmark text:name="E1292113"/><text:bookmark text:name="E1293113"/>Fluxos secundários de eventos:</text:p>
      <text:p text:style-name="P136"><text:s text:c="4"/>-Sem fluxo secundário.</text:p>
      <text:p text:style-name="P136"/>
      <text:p text:style-name="P136"/>
      <text:p text:style-name="P8">[RF007] Exportar Prova para PDF/DOC</text:p>
      <text:p text:style-name="P42"/>
      <text:p text:style-name="P82"><text:span text:style-name="T50">D</text:span><text:span text:style-name="T49">escrição</text:span><text:span text:style-name="T40">: </text:span><text:span text:style-name="T54">Essa função tem </text:span><text:span text:style-name="T55">o</text:span><text:span text:style-name="T54"> objetivo </text:span><text:span text:style-name="T55">de</text:span><text:span text:style-name="T54"> selecionar alguma prova escolhida pelo usuário </text:span><text:span text:style-name="T55">e gerar um documento PDF/DOC</text:span><text:span text:style-name="T99">.</text:span></text:p>
      <text:p text:style-name="P89"><text:span text:style-name="T99">P</text:span><text:span text:style-name="T98">ara isso é necessário usar alguma biblioteca que permita a geração de documentos nos formatos citados acima.</text:span></text:p>
      <text:p text:style-name="P115"/>
      <text:p text:style-name="P115"><text:bookmark text:name="E12801131"/><text:bookmark text:name="E12811131"/><text:span text:style-name="T110">Pré condições</text:span><text:span text:style-name="T113">:</text:span> <text:span text:style-name="T103">Usuário está logado em </text:span><text:span text:style-name="T104">sua conta</text:span><text:span text:style-name="T103">. </text:span><text:span text:style-name="T108">Existir prova cadastrada.</text:span></text:p>
      <text:p text:style-name="P127"><text:bookmark text:name="E12841131"/><text:soft-page-break/></text:p>
      <text:p text:style-name="P127"><text:bookmark text:name="E12851131"/><text:bookmark text:name="E12861131"/><text:span text:style-name="T27">Fluxo principal</text:span><text:span text:style-name="T26">: </text:span></text:p>
      <text:p text:style-name="P127"><text:span text:style-name="T13"><text:s text:c="4"/>-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.</text:span></text:p>
      <text:p text:style-name="P134"><text:span text:style-name="T17"><text:s text:c="4"/>-</text:span><text:span text:style-name="T9">Faz comunicação com a biblioteca/API e gera o PDF/DOC.</text:span></text:p>
      <text:p text:style-name="P102"><text:bookmark text:name="E12911131"/></text:p>
      <text:p text:style-name="P167"><text:bookmark text:name="E12921131"/><text:bookmark text:name="E12931131"/>Fluxos secundários de eventos:</text:p>
      <text:p text:style-name="P137"><text:s text:c="4"/>-Sem fluxo secundário.</text:p>
      <text:p text:style-name="P5"/>
      <text:p text:style-name="P5"/>
      <text:p text:style-name="P15"><text:span text:style-name="T8">[RF008] Cadastrar</text:span> <text:span text:style-name="T5">Disciplina</text:span></text:p>
      <text:p text:style-name="P43"/>
      <text:p text:style-name="P83"><text:span text:style-name="T50">D</text:span><text:span text:style-name="T49">escrição</text:span><text:span text:style-name="T40">:</text:span><text:span text:style-name="T52"> </text:span><text:span text:style-name="T53">Essa função tem como objetivo inserir </text:span><text:span text:style-name="T56">as disciplinas</text:span><text:span text:style-name="T53"> no sistema. Cada </text:span><text:span text:style-name="T56">disciplina</text:span><text:span text:style-name="T53"> tem </text:span><text:span text:style-name="T43">nome e descrição</text:span><text:span text:style-name="T94">. </text:span></text:p>
      <text:p text:style-name="P116"/>
      <text:p text:style-name="P116"><text:bookmark text:name="E12801122"/><text:bookmark text:name="E12811122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8"><text:bookmark text:name="E12841122"/></text:p>
      <text:p text:style-name="P128"><text:span text:style-name="T27">Fluxo principal</text:span><text:span text:style-name="T26">: </text:span></text:p>
      <text:p text:style-name="P128"><text:span text:style-name="T13"><text:s text:c="4"/>- </text:span><text:span text:style-name="T10">O sistema recebe os dados necessários para efetuar o cadastro d</text:span><text:span text:style-name="T16">a </text:span><text:span text:style-name="T19">disciplina</text:span><text:span text:style-name="T16">.</text:span><text:span text:style-name="T10"> </text:span></text:p>
      <text:p text:style-name="P128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3"><text:bookmark text:name="E129122"/></text:p>
      <text:p text:style-name="P168"><text:bookmark text:name="E129222"/><text:bookmark text:name="E129322"/>Fluxos secundários de eventos:</text:p>
      <text:p text:style-name="P150"/>
      <text:p text:style-name="P176">Dados fornecidos inválidos</text:p>
      <text:p text:style-name="P158"><text:span text:style-name="T110">Campos não preenchidos</text:span>: O usuário poderá não preencher todos os campos necessários.</text:p>
      <text:p text:style-name="P90"><text:span text:style-name="T51">Ação tomada</text:span><text:span text:style-name="T71">:</text:span><text:span text:style-name="T72"> </text:span><text:span text:style-name="T71">Uma mensagem referente ao campo a ser preenchido será exibida.</text:span></text:p>
      <text:p text:style-name="P92"/>
      <text:p text:style-name="P5"/>
      <text:p text:style-name="P15"><text:span text:style-name="T8">[RF009] Editar</text:span> <text:span text:style-name="T5">Disciplina</text:span><text:span text:style-name="T76"> </text:span></text:p>
      <text:p text:style-name="P43"/>
      <text:p text:style-name="P84"><text:span text:style-name="T50">D</text:span><text:span text:style-name="T49">escrição</text:span><text:span text:style-name="T40">: </text:span><text:span text:style-name="T83">Essa função tem como objetivo </text:span><text:span text:style-name="T85">fornecer ao usuário uma opção de </text:span><text:span text:style-name="T88">modificar os dados já cadastrados de uma determinada disciplina</text:span><text:span text:style-name="T84">. </text:span><text:span text:style-name="T85">Sendo possível editar os campos </text:span><text:span text:style-name="T43">nome e descrição.</text:span></text:p>
      <text:p text:style-name="P116"/>
      <text:p text:style-name="P116"><text:bookmark text:name="E128013"/><text:bookmark text:name="E128113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8"><text:bookmark text:name="E128413"/></text:p>
      <text:p text:style-name="P128"><text:bookmark text:name="E128513"/><text:bookmark text:name="E128613"/><text:span text:style-name="T27">Fluxo principal</text:span><text:span text:style-name="T26">: </text:span></text:p>
      <text:p text:style-name="P128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8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3"><text:bookmark text:name="E129113"/></text:p>
      <text:p text:style-name="P168"><text:bookmark text:name="E129213"/><text:bookmark text:name="E129313"/>Fluxos secundários de eventos:</text:p>
      <text:p text:style-name="P150"/>
      <text:p text:style-name="P176">Dados fornecidos inválidos</text:p>
      <text:p text:style-name="P158"><text:span text:style-name="T110">Campos não preenchidos</text:span>: O usuário poderá <text:span text:style-name="T117">apagar os dados já existentes e</text:span> não preencher todos os campos necessários.</text:p>
      <text:p text:style-name="P142"><text:span text:style-name="T110">Ação tomada</text:span>: Uma mensagem referente ao campo a ser preenchido será exibida.</text:p>
      <text:p text:style-name="P142"/>
      <text:p text:style-name="P142"/>
      <text:p text:style-name="P15"><text:span text:style-name="T8">[RF010] Excluir</text:span> <text:span text:style-name="T122">Disciplina</text:span></text:p>
      <text:p text:style-name="P43"/>
      <text:p text:style-name="P83"><text:span text:style-name="T50">D</text:span><text:span text:style-name="T49">escrição</text:span><text:span text:style-name="T40">: </text:span><text:span text:style-name="T83">Essa função tem </text:span><text:span text:style-name="T86">o objetivo simples de excluir uma </text:span><text:span text:style-name="T89">disciplina</text:span><text:span text:style-name="T93">. </text:span><text:span text:style-name="T94">A </text:span><text:span text:style-name="T96">disciplina</text:span><text:span text:style-name="T94"> deve ser selecionada pelo seu </text:span><text:span text:style-name="T96">nome</text:span><text:span text:style-name="T94"> e excluída após o usuário confirmar que deseja realmente excluir. </text:span></text:p>
      <text:p text:style-name="P116"/>
      <text:p text:style-name="P116"><text:bookmark text:name="E1280114"/><text:bookmark text:name="E1281114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8"><text:bookmark text:name="E1284114"/></text:p>
      <text:p text:style-name="P128"><text:bookmark text:name="E1285114"/><text:bookmark text:name="E1286114"/><text:span text:style-name="T27">Fluxo principal</text:span><text:span text:style-name="T26">: </text:span></text:p>
      <text:p text:style-name="P128"><text:soft-page-break/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0">disciplina</text:span><text:span text:style-name="T15"> referenciada</text:span><text:span text:style-name="T10">. </text:span></text:p>
      <text:p text:style-name="P103"><text:bookmark text:name="E1291114"/></text:p>
      <text:p text:style-name="P168"><text:bookmark text:name="E1292114"/><text:bookmark text:name="E1293114"/>Fluxos secundários de eventos:</text:p>
      <text:p text:style-name="P138"><text:s text:c="4"/>-Sem fluxo secundário.</text:p>
      <text:p text:style-name="P5"/>
      <text:p text:style-name="P5"/>
      <text:p text:style-name="P16"><text:span text:style-name="T8">[RF011] Cadastrar</text:span> <text:span text:style-name="T123">Questões</text:span></text:p>
      <text:p text:style-name="P44"/>
      <text:p text:style-name="P73"><text:span text:style-name="T50">D</text:span><text:span text:style-name="T49">escrição</text:span><text:span text:style-name="T40">:</text:span><text:span text:style-name="T52"> </text:span><text:span text:style-name="T53">Essa função tem como objetivo inserir </text:span><text:span text:style-name="T56">as </text:span><text:span text:style-name="T57">questões</text:span><text:span text:style-name="T53"> no sistema. Cada </text:span><text:span text:style-name="T57">questão</text:span><text:span text:style-name="T53"> tem </text:span><text:span text:style-name="T48">texto</text:span><text:span text:style-name="T57"> e </text:span><text:span text:style-name="T48">comentário</text:span><text:span text:style-name="T44">. </text:span><text:span text:style-name="T57">A questão pode ser </text:span><text:span text:style-name="T62">do tipo</text:span><text:span text:style-name="T57"> </text:span><text:span text:style-name="T44">aberta</text:span><text:span text:style-name="T57"> ou </text:span><text:span text:style-name="T44">múltipla</text:span><text:span text:style-name="T57"> escolha. No caso de ser aberta o usuário pode guardar uma </text:span><text:span text:style-name="T44">resposta guia</text:span><text:span text:style-name="T57">, mas não é obrigatório. Caso seja de múltipla escolha é obrigatório que sejam cadastradas as </text:span><text:span text:style-name="T44">alternativas</text:span><text:span text:style-name="T57"> e qual é a </text:span><text:span text:style-name="T44">alternativa correta</text:span><text:span text:style-name="T57">. </text:span><text:span text:style-name="T61">Uma questão pode ter 1 ou mais </text:span><text:span text:style-name="T47">imagens</text:span><text:span text:style-name="T61">.</text:span></text:p>
      <text:p text:style-name="P117"/>
      <text:p text:style-name="P117"><text:bookmark text:name="E128011221"/><text:bookmark text:name="E128111221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9"><text:bookmark text:name="E128411221"/></text:p>
      <text:p text:style-name="P129"><text:span text:style-name="T27">Fluxo principal</text:span><text:span text:style-name="T26">: </text:span></text:p>
      <text:p text:style-name="P96"><text:s text:c="4"/>- O usuário escolhe se é aberta ou de múltipla escolha</text:p>
      <text:p text:style-name="P129"><text:span text:style-name="T13"><text:s text:c="4"/>- </text:span><text:span text:style-name="T10">O sistema recebe os dados necessários para efetuar o cadastro d</text:span><text:span text:style-name="T16">a </text:span><text:span text:style-name="T21">questão</text:span><text:span text:style-name="T16">.</text:span><text:span text:style-name="T10"> </text:span></text:p>
      <text:p text:style-name="P130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4"/>
      <text:p text:style-name="P105"><text:bookmark text:name="E1291221"/></text:p>
      <text:p text:style-name="P169"><text:bookmark text:name="E1292221"/><text:bookmark text:name="E1293221"/>Fluxos secundários de eventos:</text:p>
      <text:p text:style-name="P151"/>
      <text:p text:style-name="P177">Dados fornecidos inválidos</text:p>
      <text:p text:style-name="P159"><text:span text:style-name="T110">Campos não preenchidos</text:span>: O usuário poderá não preencher todos os campos necessários.</text:p>
      <text:p text:style-name="P91"><text:span text:style-name="T51">Ação tomada</text:span><text:span text:style-name="T71">:</text:span><text:span text:style-name="T72"> </text:span><text:span text:style-name="T71">Uma mensagem referente ao campo a ser preenchido será exibida.</text:span></text:p>
      <text:p text:style-name="P93"/>
      <text:p text:style-name="P6"/>
      <text:p text:style-name="P17"><text:span text:style-name="T8">[RF012] Editar</text:span> <text:span text:style-name="T123">Questões</text:span><text:span text:style-name="T76"> </text:span></text:p>
      <text:p text:style-name="P44"/>
      <text:p text:style-name="P74"><text:span text:style-name="T50">D</text:span><text:span text:style-name="T49">escrição</text:span><text:span text:style-name="T40">: </text:span><text:span text:style-name="T83">Essa função tem como objetivo </text:span><text:span text:style-name="T85">fornecer ao usuário uma opção de </text:span><text:span text:style-name="T88">modificar os dados já cadastrados de uma determinada </text:span><text:span text:style-name="T90">questão</text:span><text:span text:style-name="T84">. </text:span><text:span text:style-name="T85">Sendo possível editar </text:span><text:span text:style-name="T90">a </text:span><text:span text:style-name="T101">questão</text:span><text:span text:style-name="T90">, a </text:span><text:span text:style-name="T101">resposta guia</text:span><text:span text:style-name="T90"> se for questão aberta, </text:span><text:span text:style-name="T101">alternativas</text:span><text:span text:style-name="T90"> se for questão múltipla escolha e qual é a </text:span><text:span text:style-name="T101">alternativa </text:span><text:span text:style-name="T90">correta.</text:span></text:p>
      <text:p text:style-name="P117"/>
      <text:p text:style-name="P117"><text:bookmark text:name="E1280131"/><text:bookmark text:name="E1281131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9"><text:bookmark text:name="E1284131"/></text:p>
      <text:p text:style-name="P129"><text:bookmark text:name="E1285131"/><text:bookmark text:name="E1286131"/><text:span text:style-name="T27">Fluxo principal</text:span><text:span text:style-name="T26">: </text:span></text:p>
      <text:p text:style-name="P129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9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5"><text:bookmark text:name="E1291131"/></text:p>
      <text:p text:style-name="P169"><text:bookmark text:name="E1292131"/><text:bookmark text:name="E1293131"/>Fluxos secundários de eventos:</text:p>
      <text:p text:style-name="P151"/>
      <text:p text:style-name="P177">Dados fornecidos inválidos</text:p>
      <text:p text:style-name="P159"><text:span text:style-name="T110">Campos não preenchidos</text:span>: O usuário poderá <text:span text:style-name="T117">apagar os dados já existentes e</text:span> não preencher todos os campos necessários.</text:p>
      <text:p text:style-name="P143"><text:span text:style-name="T110">Ação tomada</text:span>: Uma mensagem referente ao campo a ser preenchido será exibida.</text:p>
      <text:p text:style-name="P143"/>
      <text:p text:style-name="P143"/>
      <text:p text:style-name="P16"><text:span text:style-name="T8">[RF013] Excluir</text:span> <text:span text:style-name="T124">Questões</text:span></text:p>
      <text:p text:style-name="P44"/>
      <text:p text:style-name="P85"><text:span text:style-name="T50">D</text:span><text:span text:style-name="T49">escrição</text:span><text:span text:style-name="T40">: </text:span><text:span text:style-name="T83">Essa função tem </text:span><text:span text:style-name="T86">o objetivo simples de excluir uma </text:span><text:span text:style-name="T91">questão</text:span><text:span text:style-name="T93">. </text:span><text:span text:style-name="T94">A </text:span><text:span text:style-name="T97">questão</text:span><text:span text:style-name="T94"> deve ser selecionada pelo seu </text:span><text:span text:style-name="T97">enunciado</text:span><text:span text:style-name="T94"> e excluída após o usuário confirmar que deseja realmente excluir. </text:span></text:p>
      <text:p text:style-name="P117"/>
      <text:p text:style-name="P117"><text:bookmark text:name="E12801141"/><text:bookmark text:name="E12811141"/><text:span text:style-name="T110">Pré condições</text:span><text:span text:style-name="T113">:</text:span> <text:span text:style-name="T103">Usuário está logado em </text:span><text:span text:style-name="T104">sua conta</text:span><text:span text:style-name="T103">.</text:span></text:p>
      <text:p text:style-name="P129"><text:bookmark text:name="E12841141"/></text:p>
      <text:p text:style-name="P129"><text:bookmark text:name="E12851141"/><text:bookmark text:name="E12861141"/><text:soft-page-break/><text:span text:style-name="T27">Fluxo principal</text:span><text:span text:style-name="T26">: </text:span></text:p>
      <text:p text:style-name="P129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2">questão</text:span><text:span text:style-name="T15"> referenciada</text:span><text:span text:style-name="T10">. </text:span></text:p>
      <text:p text:style-name="P105"><text:bookmark text:name="E12911141"/></text:p>
      <text:p text:style-name="P169"><text:bookmark text:name="E12921141"/><text:bookmark text:name="E12931141"/>Fluxos secundários de eventos:</text:p>
      <text:p text:style-name="P139"><text:s text:c="4"/>-Sem fluxo secundário.</text:p>
      <text:p text:style-name="P3"/>
      <text:p text:style-name="P3"/>
      <text:p text:style-name="P18"><text:span text:style-name="T8">[RF014] </text:span><text:span text:style-name="T77">Fazer Login</text:span></text:p>
      <text:p text:style-name="P45"/>
      <text:p text:style-name="P75"><text:span text:style-name="T50">D</text:span><text:span text:style-name="T49">escrição</text:span><text:span text:style-name="T40">: </text:span><text:span text:style-name="T63">Essa função tem como objetivo autenticar o usuário no sistema para que ele posso usufruir de todas as funcionalidades do sistema. É necessário fornecer um </text:span><text:span text:style-name="T45">e-mail</text:span><text:span text:style-name="T63"> e </text:span><text:span text:style-name="T45">senha</text:span><text:span text:style-name="T63"> para autenticar o usuário.</text:span></text:p>
      <text:p text:style-name="P118"/>
      <text:p text:style-name="P118"><text:bookmark text:name="E12801311"/><text:bookmark text:name="E12811311"/><text:span text:style-name="T110">Pré condições</text:span><text:span text:style-name="T113">: </text:span><text:span text:style-name="T114">É necessário ter usuário cadastrado.</text:span></text:p>
      <text:p text:style-name="P131"><text:bookmark text:name="E12841311"/></text:p>
      <text:p text:style-name="P131"><text:bookmark text:name="E12851311"/><text:bookmark text:name="E12861311"/><text:span text:style-name="T27">Fluxo principal</text:span><text:span text:style-name="T26">: </text:span></text:p>
      <text:p text:style-name="P131"><text:span text:style-name="T13"><text:s text:c="4"/>- </text:span><text:span text:style-name="T10">O sistema recebe os dados necessários para efetuar </text:span><text:span text:style-name="T23">o login</text:span><text:span text:style-name="T10">. </text:span></text:p>
      <text:p text:style-name="P131"><text:span text:style-name="T13"><text:s text:c="4"/>- </text:span><text:span text:style-name="T10">Os dados são validados pelo sistema, e</text:span><text:span text:style-name="T23">xecutando assim a</text:span><text:span text:style-name="T10"> </text:span><text:span text:style-name="T23">autenticação do usuário</text:span><text:span text:style-name="T10">.</text:span></text:p>
      <text:p text:style-name="P132"><text:span text:style-name="T10"><text:s text:c="4"/></text:span><text:span text:style-name="T13">- </text:span><text:span text:style-name="T23">Redireciona o usuário para a página administrativa</text:span><text:span text:style-name="T10">. </text:span></text:p>
      <text:p text:style-name="P106"/>
      <text:p text:style-name="P107"><text:bookmark text:name="E12911311"/></text:p>
      <text:p text:style-name="P170"/>
      <text:p text:style-name="P170"><text:bookmark text:name="E12921311"/><text:bookmark text:name="E12931311"/>Fluxos secundários de eventos:</text:p>
      <text:p text:style-name="P152"/>
      <text:p text:style-name="P178">Dados fornecidos inválidos</text:p>
      <text:p text:style-name="P160"><text:span text:style-name="T110">Campos não preenchidos</text:span>: O usuário poderá não preencher todos os campos necessários <text:span text:style-name="T125">ou inserir dados inválidos</text:span>.</text:p>
      <text:p text:style-name="P144"><text:span text:style-name="T110">Ação tomada</text:span>: Uma mensagem referente ao campo a ser preenchido será exibida <text:span text:style-name="T125">no caso de campo(s) não preenchido(s)</text:span>. <text:span text:style-name="T125">Uma mensagem de usuário invalido será exibida no caso de dados inválidos.</text:span></text:p>
      <text:p text:style-name="P3"/>
      <text:p text:style-name="P2"/>
      <text:p text:style-name="P19"><text:span text:style-name="T8">[RF015] </text:span><text:span text:style-name="T78">Cadastrar Usuários</text:span></text:p>
      <text:p text:style-name="P46"/>
      <text:p text:style-name="P76"><text:span text:style-name="T50">D</text:span><text:span text:style-name="T49">escrição</text:span><text:span text:style-name="T40">: </text:span><text:span text:style-name="T63">Essa função tem como objetivo </text:span><text:span text:style-name="T64">cadastrar</text:span><text:span text:style-name="T63"> o usuário no sistema para que ele posso usufruir de todas as funcionalidades do sistema. É necessário fornecer </text:span><text:span text:style-name="T45">e-mail</text:span><text:span text:style-name="T63">, </text:span><text:span text:style-name="T45">senha </text:span><text:span text:style-name="T58">e</text:span><text:span text:style-name="T46"> nome</text:span><text:span text:style-name="T63">.</text:span></text:p>
      <text:p text:style-name="P119"/>
      <text:p text:style-name="P119"><text:bookmark text:name="E128013111"/><text:bookmark text:name="E128113111"/><text:span text:style-name="T110">Pré condições</text:span><text:span text:style-name="T113">: </text:span><text:span text:style-name="T115">Não existir um usuário com o mesmo e-mail</text:span><text:span text:style-name="T114">.</text:span></text:p>
      <text:p text:style-name="P133"><text:bookmark text:name="E128413111"/></text:p>
      <text:p text:style-name="P133"><text:bookmark text:name="E128513111"/><text:bookmark text:name="E128613111"/><text:span text:style-name="T27">Fluxo principal</text:span><text:span text:style-name="T26">: </text:span></text:p>
      <text:p text:style-name="P133"><text:span text:style-name="T13"><text:s text:c="4"/>- </text:span><text:span text:style-name="T10">O sistema recebe os dados necessários para efetuar </text:span><text:span text:style-name="T23">o </text:span><text:span text:style-name="T24">cadastro</text:span><text:span text:style-name="T10">. </text:span></text:p>
      <text:p text:style-name="P133"><text:span text:style-name="T13"><text:s text:c="4"/>- </text:span><text:span text:style-name="T10">Os dados são validados pelo sistema </text:span><text:span text:style-name="T24">e salvo no banco de dados.</text:span></text:p>
      <text:p text:style-name="P133"><text:span text:style-name="T10"><text:s text:c="4"/></text:span><text:span text:style-name="T13">- </text:span><text:span text:style-name="T23">Redireciona o usuário para a página </text:span><text:span text:style-name="T24">de login.</text:span><text:bookmark text:name="E129113111"/></text:p>
      <text:p text:style-name="P171"/>
      <text:p text:style-name="P171"><text:bookmark text:name="E129213111"/><text:bookmark text:name="E129313111"/>Fluxos secundários de eventos:</text:p>
      <text:p text:style-name="P153"/>
      <text:p text:style-name="P179">Dados fornecidos inválidos</text:p>
      <text:p text:style-name="P161"><text:span text:style-name="T110">Campos não preenchidos</text:span>: O usuário poderá não preencher todos os campos necessários <text:span text:style-name="T125">ou inserir um e-mail já cadastrado</text:span>.</text:p>
      <text:p text:style-name="P145"><text:span text:style-name="T110">Ação tomada</text:span>: Uma mensagem referente ao campo a ser preenchido será exibida <text:span text:style-name="T125">no caso de campo(s) não preenchido(s)</text:span>. <text:span text:style-name="T125">Uma mensagem de e-mail indisponível deve ser exibida no caso de já existir um usuário com o e-mail inserido.</text:span></text:p>
      <text:p text:style-name="P2"/>
      <text:p text:style-name="P2"/>
      <text:p text:style-name="P2"/>
      <text:list xml:id="list991680274" text:style-name="L3">
        <text:list-header>
          <text:p text:style-name="P182"><text:soft-page-break/><text:span text:style-name="T135">3</text:span><text:span text:style-name="T133">.2 </text:span><text:span text:style-name="T132">R</text:span><text:span text:style-name="T131">equisitos </text:span><text:span text:style-name="T134">não</text:span><text:span text:style-name="T131"> </text:span><text:span text:style-name="T132">F</text:span><text:span text:style-name="T131">uncionais</text:span></text:p>
        </text:list-header>
      </text:list>
      <text:p text:style-name="P2"/>
      <text:p text:style-name="P21"><text:span text:style-name="T8">[RNF001] </text:span><text:span text:style-name="T80">Linguagem de Programação </text:span><text:span text:style-name="T81">(JAVA)</text:span></text:p>
      <text:p text:style-name="P48"/>
      <text:p text:style-name="P88"><text:span text:style-name="T50">D</text:span><text:span text:style-name="T49">escrição</text:span><text:span text:style-name="T40">: </text:span><text:span text:style-name="T60">A aplicação dese ser desenvolvida em java, em qualquer versão superior a 5.</text:span></text:p>
      <text:p text:style-name="P2"/>
      <text:p text:style-name="P20"><text:span text:style-name="T8">[RNF002] </text:span><text:span text:style-name="T79">API/Biblioteca para gerar PDF</text:span></text:p>
      <text:p text:style-name="P47"/>
      <text:p text:style-name="P86"><text:span text:style-name="T50">D</text:span><text:span text:style-name="T49">escrição</text:span><text:span text:style-name="T40">: </text:span><text:span text:style-name="T65">É necessário usar alguma API/Biblioteca para gerar </text:span><text:span text:style-name="T66">os documentos especificados anteriormente. </text:span><text:span text:style-name="T70">V</text:span><text:span text:style-name="T66">isto que, gerar PDF/DOC de forma implementa</text:span><text:span text:style-name="T67">l</text:span><text:span text:style-name="T66"> é inviável e desnecessário.</text:span></text:p>
      <text:p text:style-name="P87"><text:span text:style-name="T59">Obs</text:span><text:span text:style-name="T66">.: É importante que </text:span><text:span text:style-name="T68">o arcabouço </text:span><text:span text:style-name="T66">escolhid</text:span><text:span text:style-name="T68">o</text:span><text:span text:style-name="T66">, esteja atualizad</text:span><text:span text:style-name="T69">o</text:span><text:span text:style-name="T66"> e </text:span><text:span text:style-name="T69">possa ser usado na versão da linguagem escolhida.</text:span></text:p>
      <text:p text:style-name="P2"/>
      <text:p text:style-name="P70"><text:span text:style-name="T7">4. </text:span>Modelos de sistema</text:p>
      <text:list xml:id="list475437940" text:style-name="L4">
        <text:list-item>
          <text:p text:style-name="P183">Representações formais dos requisitos (Diagramas de caso de uso, diagramas de classes, diagramas de estados, diagramas de atividades, diagramas de sequência, outros)</text:p>
        </text:list-item>
      </text:list>
      <text:p text:style-name="P2"/>
      <text:p text:style-name="P70"><text:span text:style-name="T7">5. </text:span>Apêndices</text:p>
      <text:list xml:id="list3833144930" text:style-name="L5">
        <text:list-item>
          <text:p text:style-name="P184">Informações relacionadas a aplicação que está sendo desenvolv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21:57:46.378000000</dc:date>
    <meta:editing-duration>P1DT11H22M23S</meta:editing-duration>
    <meta:editing-cycles>35</meta:editing-cycles>
    <meta:generator>LibreOffice/5.3.1.2$Windows_X86_64 LibreOffice_project/e80a0e0fd1875e1696614d24c32df0f95f03deb2</meta:generator>
    <meta:document-statistic meta:table-count="1" meta:image-count="0" meta:object-count="0" meta:page-count="9" meta:paragraph-count="202" meta:word-count="2084" meta:character-count="13580" meta:non-whitespace-character-count="11533"/>
  </office:meta>
</office:document-meta>
</file>